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AvalonSource.getMessag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AvalonSource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Avalon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imeMessageAvalonSource.MimeMessageAvalonSource( StreamRepository sr , String repository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